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ea558"/>
    </style:style>
    <style:style style:name="P2" style:family="paragraph" style:parent-style-name="Standard">
      <style:text-properties fo:font-weight="bold" officeooo:paragraph-rsid="001ea558" style:font-weight-asian="bold" style:font-weight-complex="bold"/>
    </style:style>
    <style:style style:name="P3" style:family="paragraph" style:parent-style-name="Standard">
      <style:text-properties fo:font-weight="bold" officeooo:rsid="0021109d" officeooo:paragraph-rsid="0021109d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ea558" officeooo:paragraph-rsid="001ea558"/>
    </style:style>
    <style:style style:name="P5" style:family="paragraph" style:parent-style-name="Standard">
      <style:paragraph-properties fo:text-align="center" style:justify-single-word="false"/>
      <style:text-properties fo:color="#000000" fo:font-size="18pt" officeooo:paragraph-rsid="001ea558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officeooo:rsid="001f14a8" officeooo:paragraph-rsid="001f14a8"/>
    </style:style>
    <style:style style:name="P7" style:family="paragraph" style:parent-style-name="Standard">
      <style:text-properties officeooo:rsid="0021109d" officeooo:paragraph-rsid="0021109d"/>
    </style:style>
    <style:style style:name="P8" style:family="paragraph" style:parent-style-name="Standard">
      <style:paragraph-properties fo:text-align="justify" style:justify-single-word="false"/>
      <style:text-properties officeooo:rsid="0021109d" officeooo:paragraph-rsid="0021109d"/>
    </style:style>
    <style:style style:name="P9" style:family="paragraph" style:parent-style-name="Standard">
      <style:text-properties officeooo:paragraph-rsid="0021109d"/>
    </style:style>
    <style:style style:name="P10" style:family="paragraph" style:parent-style-name="Standard">
      <style:paragraph-properties fo:text-align="start" style:justify-single-word="false"/>
      <style:text-properties officeooo:paragraph-rsid="0021109d"/>
    </style:style>
    <style:style style:name="P11" style:family="paragraph" style:parent-style-name="Standard">
      <style:paragraph-properties fo:text-align="justify" style:justify-single-word="false"/>
      <style:text-properties officeooo:paragraph-rsid="0021109d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1ea558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558" style:font-weight-asian="bold" style:font-weight-complex="bold"/>
    </style:style>
    <style:style style:name="T4" style:family="text">
      <style:text-properties fo:font-weight="bold" officeooo:rsid="001ea558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ea558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1f14a8"/>
    </style:style>
    <style:style style:name="T10" style:family="text">
      <style:text-properties style:text-underline-style="none" officeooo:rsid="001ea558"/>
    </style:style>
    <style:style style:name="T11" style:family="text">
      <style:text-properties officeooo:rsid="001ea558"/>
    </style:style>
    <style:style style:name="T12" style:family="text">
      <style:text-properties officeooo:rsid="001f14a8"/>
    </style:style>
    <style:style style:name="T13" style:family="text">
      <style:text-properties officeooo:rsid="002352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pan text:style-name="T1">Modélisation d'un problème :</text:span></text:p>
            <text:p text:style-name="P5"><text:span text:style-name="T1">exemple sur les tours de Hanoi</text:span></text:p>
          </table:table-cell>
        </table:table-row>
      </table:table>
      <text:p text:style-name="P1"/>
      <text:p text:style-name="P8">L'exercice 2 du TP4 décrit avec exactitude la forme que doit prendre tout projet rendu et ce qu'on y attend, même si quelques points sont répétés dans ce document.</text:p>
      <text:p text:style-name="P10"><text:line-break/><text:span text:style-name="T8">1/ Définir les classes nécessaires à sa résolution<text:line-break/></text:span>Le jeu des tours de Hanoi consistant à déplacer des disques entre trois tours. On a envie d'utiliser des objets de types : Disc ; Tower ; Hanoi (le jeu)</text:p>
      <text:p text:style-name="P11"><text:line-break/><text:span text:style-name="T8">2/ Diagramme UML</text:span></text:p>
      <text:p text:style-name="P11">Définir ce qui caractérise les objets de chacune des classes précédemment définies (attributs), les fonctionnalités que l'on veut leur prêter (méthodes) et comment les initialiser (constructeur(s)).<text:line-break/>Toujours pas de code, juste comment on ferait fonctionner le tout par principe. Il peut manquer des méthodes, par exemple des méthodes "intermédiaires" qui ne seront pas utiles à l'utilisateur ou rajouter des fonctionnalités auxquelles on n'a pas pensées au départ quand on en sent le besoin, mais essayer d'avoir au-moins les méthodes principales dans le premier diagramme.</text:p>
      <text:p text:style-name="P1"/>
      <text:p text:style-name="P9"><text:span text:style-name="T3">3/ Préparer votre environnement de travail</text:span></text:p>
      <text:p text:style-name="P11">Vous pouvez <text:span text:style-name="T11">commencer à définir l'environnement de travail (en suivant ce qui a été fait au TP4) c'est-à-dire un répertoire principal (TP5) contenant :</text:span></text:p>
      <text:list xml:id="list5129647185564128448" text:style-name="L1">
        <text:list-item>
          <text:p text:style-name="P12"><text:span text:style-name="T11">les répertoires src, classes, docs, test,</text:span></text:p>
        </text:list-item>
        <text:list-item>
          <text:p text:style-name="P4">un fichier manifest <text:span text:style-name="T13">pour définir la classe main</text:span>,</text:p>
        </text:list-item>
        <text:list-item>
          <text:p text:style-name="P4">l'archive jar test-1.7.jar (à récupérer d'autres projets),</text:p>
        </text:list-item>
        <text:list-item>
          <text:p text:style-name="P4">un fichier README, qui doit <text:span text:style-name="T5">absolument être rempli (cela fera partie de la notation)</text:span><text:span text:style-name="T7"> et</text:span> contenir des informations qui me seront utiles pour manipuler votre projet : comment compiler, comment exécuter des tests, quels sont les éventuels problèmes connus dans votre code (irrésolus), comment exécuter vos exécutables… Toute information qui peut m'être utile,</text:p>
        </text:list-item>
        <text:list-item>
          <text:p text:style-name="P4">un makefile (optionnel) mais bien pratique pour éviter de retaper sans arrêt les mêmes commandes du TP4 (vous les avez vu en AP2, c'est une excellente occasion de les réutiliser désormais),</text:p>
        </text:list-item>
      </text:list>
      <text:p text:style-name="P11"><text:span text:style-name="T11">Mettre en œuvre les paquetages dans src et écrire les ''squelettes'' des classes puis…</text:span></text:p>
      <text:p text:style-name="P11"/>
      <text:p text:style-name="P9"><text:span text:style-name="T4">4</text:span><text:span text:style-name="T1">/ </text:span><text:span text:style-name="T4">Écrire</text:span><text:span text:style-name="T1"> la documentation et les tests unitaires</text:span></text:p>
      <text:p text:style-name="P11"><text:span text:style-name="T7">Attention, </text:span><text:span text:style-name="T6">la documentation et les tests</text:span><text:span text:style-name="T5"> doivent être écrits avant </text:span><text:span text:style-name="T6">le code</text:span><text:span text:style-name="T7"> de chaque méthode !</text:span><text:line-break/>On ne <text:span text:style-name="T11">connaît</text:span> que les signatures des méthodes à utiliser, ce qu'elles devraient faire mais on ne les a pas encore écrites. Si exceptions il y a, elles doivent être signalée dans la doc (@exception) ; <text:span text:style-name="T12">on teste à part les exceptions</text:span>.</text:p>
      <text:p text:style-name="P11"><text:span text:style-name="T12">Pour rappel,</text:span><text:span text:style-name="T9"> </text:span>un test unitaire doit "prouver" avec une quasi certitude qu'une méthode <text:span text:style-name="T12">A </text:span>fait ce qu'on veut qu'elle fasse, dans tous les cas qu'elle peut rencontrer. Elle suppose que <text:span text:style-name="T12">les </text:span>autres méthodes <text:span text:style-name="T12">utilisées (une méthode B par exemple)</text:span> sont vraies. <text:span text:style-name="T12">Ces méthodes utilisées</text:span> seront "prouvées" quant à elles dans un autre test. <text:span text:style-name="T12">Donc assurez vous que le test de B soit vrai avant de vérifier celui de A</text:span>.<text:line-break/></text:p>
      <text:p text:style-name="P2"><text:span text:style-name="T12">5</text:span>/ <text:span text:style-name="T11">Écrire</text:span> les méthodes <text:span text:style-name="T11">dans les classes</text:span></text:p>
      <text:p text:style-name="P6">On peut réfléchir à coder nos méthodes. Quant une méthode est terminée, on vérifie qu'elle passe les tests. Si c'est le cas, on peut la valider, et écrire les méthodes suivantes.</text:p>
      <text:p text:style-name="P1"/>
      <text:p text:style-name="P3">6/ Rendre le travail</text:p>
      <text:p text:style-name="P7">Cf exercice 2 du TP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8:18:36.214105742</meta:creation-date>
    <dc:date>2016-02-10T18:43:30.544663035</dc:date>
    <meta:editing-duration>PT9M58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1" meta:paragraph-count="21" meta:word-count="500" meta:character-count="3026" meta:non-whitespace-character-count="2549"/>
  </office:meta>
</office:document-meta>
</file>